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5cm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4.5cm"/>
    </style:style>
    <style:style style:name="gr3" style:family="graphic" style:parent-style-name="standard">
      <style:graphic-properties draw:textarea-horizontal-align="justify" draw:textarea-vertical-align="middle" draw:auto-grow-height="false" fo:min-height="1.872cm" fo:min-width="3.036cm"/>
    </style:style>
    <style:style style:name="gr4" style:family="graphic" style:parent-style-name="standard">
      <style:graphic-properties draw:textarea-horizontal-align="justify" draw:textarea-vertical-align="middle" draw:auto-grow-height="false" fo:min-height="1.556cm" fo:min-width="5.306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7.75cm"/>
    </style:style>
    <style:style style:name="gr7" style:family="graphic" style:parent-style-name="standard">
      <style:graphic-properties draw:stroke="none" svg:stroke-color="#000000" draw:fill="none" draw:fill-color="#ffffff" fo:min-height="7.2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3pt" style:font-size-asian="13pt" style:font-size-complex="13pt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5.5cm" svg:height="2cm" svg:x="2cm" svg:y="2.5cm">
          <text:p text:style-name="P1">EdmWidget</text:p>
          <text:p text:style-name="P1">(generic)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5cm" svg:height="2cm" svg:x="8.5cm" svg:y="11.5cm">
          <text:p text:style-name="P1">Object Descrip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cm" svg:height="2.5cm" svg:x="2.5cm" svg:y="16.5cm">
          <text:p text:style-name="P1">QT Properties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5cm" svg:height="3cm" svg:x="8cm" svg:y="16cm">
          <text:p text:style-name="P1">Convert object</text:p>
          <text:p text:style-name="P1">Description</text:p>
          <text:p text:style-name="P1">To Q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6cm" svg:height="2cm" svg:x="8cm" svg:y="2.5cm">
          <text:p text:style-name="P1">Load V4 .edl 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5cm" svg:height="3cm" svg:x="1.5cm" svg:y="6.5cm">
          <text:p text:style-name="P1">Initialize W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5cm" svg:height="3cm" svg:x="11cm" svg:y="19.5cm">
          <text:p text:style-name="P1">Edit Widget Fiel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6cm" svg:height="2cm" svg:x="14.59cm" svg:y="2.5cm">
          <text:p text:style-name="P1">Load V3 .edl 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5cm" svg:height="3cm" svg:x="15cm" svg:y="6.5cm">
          <text:p text:style-name="P1">Convert V3 </text:p>
          <text:p text:style-name="P1">Settings to V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17.59cm" svg:y1="4.5cm" svg:x2="17.5cm" svg:y2="6.5cm" draw:start-shape="id1" draw:start-glue-point="2" draw:end-shape="id2" draw:end-glue-point="4" svg:d="M17590 4500v1001h-90v999" svg:viewBox="0 0 91 2001">
          <text:p/>
        </draw:connector>
        <draw:connector draw:style-name="gr5" draw:text-style-name="P2" draw:layer="layout" svg:x1="15cm" svg:y1="8cm" svg:x2="14cm" svg:y2="12.5cm" draw:start-shape="id2" draw:start-glue-point="6" draw:end-shape="id3" draw:end-glue-point="1" svg:d="M15000 8000h-501v2501h2v1999h-501" svg:viewBox="0 0 1001 4501">
          <text:p/>
        </draw:connector>
        <draw:connector draw:style-name="gr5" draw:text-style-name="P2" draw:layer="layout" svg:x1="11cm" svg:y1="4.5cm" svg:x2="11.25cm" svg:y2="11.5cm" draw:start-shape="id4" draw:start-glue-point="2" draw:end-shape="id3" draw:end-glue-point="0" svg:d="M11000 4500v3501h250v3499" svg:viewBox="0 0 251 7001">
          <text:p/>
        </draw:connector>
        <draw:connector draw:style-name="gr5" draw:text-style-name="P2" draw:layer="layout" svg:x1="8.5cm" svg:y1="12.5cm" svg:x2="5.768cm" svg:y2="6.939cm" draw:start-shape="id3" draw:start-glue-point="3" draw:end-shape="id5" draw:end-glue-point="11" svg:d="M8500 12500h-999v-6501h-1733v940" svg:viewBox="0 0 2733 6502">
          <text:p/>
        </draw:connector>
        <draw:connector draw:style-name="gr5" draw:text-style-name="P2" draw:layer="layout" svg:x1="5.768cm" svg:y1="9.061cm" svg:x2="8.5cm" svg:y2="12.5cm" draw:start-shape="id5" draw:start-glue-point="9" draw:end-shape="id3" draw:end-glue-point="3" svg:d="M5768 9061v3439h2732" svg:viewBox="0 0 2733 3440">
          <text:p/>
        </draw:connector>
        <draw:connector draw:style-name="gr5" draw:text-style-name="P2" draw:layer="layout" svg:x1="4cm" svg:y1="9.5cm" svg:x2="5cm" svg:y2="16.5cm" draw:start-shape="id5" draw:start-glue-point="8" draw:end-shape="id6" draw:end-glue-point="0" svg:d="M4000 9500v3501h1000v3499" svg:viewBox="0 0 1001 7001">
          <text:p/>
        </draw:connector>
        <draw:connector draw:style-name="gr5" draw:text-style-name="P2" draw:layer="layout" svg:x1="11.25cm" svg:y1="13.5cm" svg:x2="10.5cm" svg:y2="16cm" draw:start-shape="id3" draw:start-glue-point="2" draw:end-shape="id7" draw:end-glue-point="4" svg:d="M11250 13500v1250h-750v1250" svg:viewBox="0 0 751 2501">
          <text:p/>
        </draw:connector>
        <draw:connector draw:style-name="gr5" draw:text-style-name="P2" draw:layer="layout" svg:x1="8cm" svg:y1="17.5cm" svg:x2="7.5cm" svg:y2="17.75cm" draw:start-shape="id7" draw:start-glue-point="6" draw:end-shape="id6" draw:end-glue-point="1" svg:d="M8000 17500h-250v250h-250" svg:viewBox="0 0 501 251">
          <text:p/>
        </draw:connector>
        <draw:connector draw:style-name="gr5" draw:text-style-name="P2" draw:layer="layout" draw:line-skew="-1cm" svg:x1="11.25cm" svg:y1="13.5cm" svg:x2="13.5cm" svg:y2="19.5cm" draw:start-shape="id3" draw:end-shape="id8" draw:end-glue-point="4" svg:d="M11250 13500v2000h2250v4000" svg:viewBox="0 0 2251 6001">
          <text:p/>
        </draw:connector>
        <draw:connector draw:style-name="gr5" draw:text-style-name="P2" draw:layer="layout" svg:x1="15.268cm" svg:y1="19.939cm" svg:x2="14cm" svg:y2="12.5cm" draw:start-shape="id8" draw:start-glue-point="11" draw:end-shape="id3" draw:end-glue-point="1" svg:d="M15268 19939v-7439h-1268" svg:viewBox="0 0 1269 7440">
          <text:p/>
        </draw:connector>
        <draw:connector draw:style-name="gr5" draw:text-style-name="P2" draw:layer="layout" svg:x1="4.75cm" svg:y1="4.5cm" svg:x2="4cm" svg:y2="6.5cm" draw:start-shape="id9" draw:start-glue-point="2" draw:end-shape="id5" draw:end-glue-point="4" svg:d="M4750 4500v1000h-750v1000" svg:viewBox="0 0 751 2001">
          <text:p/>
        </draw:connector>
      </draw:page>
      <draw:page draw:name="page2" draw:style-name="dp1" draw:master-page-name="Default">
        <draw:frame draw:style-name="gr6" draw:text-style-name="P4" draw:layer="layout" svg:width="16cm" svg:height="15.875cm" svg:x="1.5cm" svg:y="1.5cm">
          <draw:text-box>
            <text:p text:style-name="P3"><text:span text:style-name="T1">To accompish these goals, the object description becomes the central object – the "design" of the widget, and the Qt widget becomes the view. To this end:</text:span></text:p>
            <text:p text:style-name="P3"><text:span text:style-name="T1">The widget is initialized only with basic class type information, not with object properties.</text:span></text:p>
            <text:p text:style-name="P3"><text:span text:style-name="T1">The widget is updated with no assumption about current state: the result must always be just the current object definition</text:span></text:p>
            <text:p text:style-name="P3"><text:span text:style-name="T1">The "edit" capability now works with basic types and is not allowed to know anything about the actual widget.</text:span></text:p>
            <text:p text:style-name="P3"><text:span text:style-name="T1">The widget has information useful to the object – expected object properties, defaults, and V3 to V4 conversion information.</text:span></text:p>
            <text:p text:style-name="P3"><text:span text:style-name="T1"/></text:p>
            <text:p text:style-name="P3"><text:span text:style-name="T1">So, now the widget methods are:</text:span></text:p>
            <text:p text:style-name="P3"><text:span text:style-name="T1">__init__ - assembles the basic components</text:span></text:p>
            <text:p text:style-name="P3"><text:span text:style-name="T1">BuildFromObject – reloads the objects</text:span></text:p>
            <text:p text:style-name="P3"><text:span text:style-name="T1"/></text:p>
            <text:p text:style-name="P3"><text:span text:style-name="T1">Properties:</text:span></text:p>
            <text:p text:style-name="P3"><text:span text:style-name="T1">ObjectProperties (in edit display order) – label, displaytype, buildFromFile, getter, setter,</text:span></text:p>
            <text:p text:style-name="P3"><text:span text:style-name="T1">V3 conversion list</text:span></text:p>
            <text:p text:style-name="P3"><text:span text:style-name="T1"/></text:p>
            <text:p text:style-name="P3"><text:span text:style-name="T1">Object Methods:</text:span></text:p>
            <text:p text:style-name="P3"><text:span text:style-name="T1">Convert to display</text:span></text:p>
            <text:p text:style-name="P3"><text:span text:style-name="T1"/></text:p>
            <text:p text:style-name="P3"><text:span text:style-name="T1">General Idea:</text:span></text:p>
            <text:p text:style-name="P3"><text:span text:style-name="T1">The file information is minimal – As an object is read in, it is converted to an intermediate internal type – string, integer, real, font, color, enum. Default values are applied. The basic conversion information is a static class property (or a class method?) This will simplify edit get/set requests.</text:span></text:p>
            <text:p text:style-name="P3"><text:span text:style-name="T1"/></text:p>
            <text:p text:style-name="P3"><text:span text:style-name="T1"/></text:p>
          </draw:text-box>
        </draw:frame>
      </draw:page>
      <draw:page draw:name="page3" draw:style-name="dp1" draw:master-page-name="Default">
        <draw:frame draw:style-name="gr7" draw:text-style-name="P5" draw:layer="layout" svg:width="19cm" svg:height="11.499cm" svg:x="1.5cm" svg:y="1.5cm">
          <draw:text-box>
            <text:p>EdmWidget</text:p>
            <text:p>EdmObject</text:p>
            <text:p><text:tab/>tags{name} = value</text:p>
            <text:p><text:tab/>method : convertFromInput</text:p>
            <text:p><text:tab/>method: convertToOutput</text:p>
            <text:p>EdmEditWidget</text:p>
            <text:p>EdmProperty</text:p>
            <text:p><text:tab/>name: internal name (also name in save file)</text:p>
            <text:p><text:tab/>label: display title</text:p>
            <text:p><text:tab/>objectID: redundant?</text:p>
            <text:p><text:tab/>edit: generator for edit widget</text:p>
            <text:p><text:tab/></text:p>
            <text:p/>
            <text:p>Derived from edmWidget</text:p>
            <text:p><text:tab/>reference to edmObject</text:p>
            <text:p><text:tab/>list of generators for properties (is this the right way?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22DT30M17S</meta:editing-duration>
    <meta:editing-cycles>4</meta:editing-cycles>
    <meta:generator>LibreOffice/5.3.3.2$Windows_X86_64 LibreOffice_project/3d9a8b4b4e538a85e0782bd6c2d430bafe583448</meta:generator>
    <dc:date>2017-07-12T14:15:02.657000000</dc:date>
    <meta:document-statistic meta:object-count="22"/>
  </office:meta>
</office:document-meta>
</file>